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0.6965in"/>
    </style:style>
    <style:style style:name="co3" style:family="table-column">
      <style:table-column-properties fo:break-before="auto" style:column-width="2.8228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10pF/1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6 C27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9pF/16V/X7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nF/1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4 C35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nF/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.015uF/16V/X7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2nF/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3nF/16V/X7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.1uF/40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6 C10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.1uF/25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7 C9 C15 C16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.1uF/16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8 C22 C28 C29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uF/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M060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uF/16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4 C17 C24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.2uF/2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.2uF/6.3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9 C33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.2uF/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.2uF/60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18 C20 C21</text:p>
          </table:table-cell>
          <table:table-cell office:value-type="string" calcext:value-type="string">
            <text:p>SM12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.7uF/16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0 C31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.7uF/40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1 C36</text:p>
          </table:table-cell>
          <table:table-cell office:value-type="string" calcext:value-type="string">
            <text:p>SM12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uF/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2uF/6.3V/X7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SM120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2uF tant/16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SM1206PO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42V/B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M1206PO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M1206PO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CP2551-I/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6u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WURTH_COIL_5x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6 R28</text:p>
          </table:table-cell>
          <table:table-cell office:value-type="string" calcext:value-type="string">
            <text:p>SM2512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7 R8 R9 R10 R11 R12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5 R27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k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 R4 R14 R15 R16 R17 R21 R23 R24 R30</text:p>
          </table:table-cell>
          <table:table-cell office:value-type="string" calcext:value-type="string">
            <text:p>SM0805</text:p>
          </table:table-cell>
          <table:table-cell/>
        </table:table-row>
        <table:table-row table:style-name="ro1">
          <table:table-cell office:value-type="string" calcext:value-type="string">
            <text:p>14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3k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05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33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SM080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RFH744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4 U5 U6 U7 U8 U9</text:p>
          </table:table-cell>
          <table:table-cell office:value-type="string" calcext:value-type="string">
            <text:p>8-PowerTDF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M32F334X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MS1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RV8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56-PP</text:p>
          </table:table-cell>
          <table:table-cell/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Crystal_5x3m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18:14:49.824610259</dc:date>
    <dc:creator>Gerard Toonstra</dc:creator>
    <meta:generator>LibreOffice/4.2.8.2$Linux_X86_64 LibreOffice_project/420m0$Build-2</meta:generator>
    <meta:editing-duration>PT30M</meta:editing-duration>
    <meta:editing-cycles>29</meta:editing-cycles>
    <meta:document-statistic meta:table-count="1" meta:cell-count="212" meta:object-count="0"/>
  </office:meta>
</office:document-meta>
</file>